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258cm" table:align="left"/>
    </style:style>
    <style:style style:name="Tabelle1.A" style:family="table-column">
      <style:table-column-properties style:column-width="7.271cm"/>
    </style:style>
    <style:style style:name="Tabelle1.B" style:family="table-column">
      <style:table-column-properties style:column-width="8.98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ehr gut – und keine Sorge, du verlierst hier gar nichts, sondern <text:span text:style-name="Strong_20_Emphasis">gewinnst sauberen, stabilen Code</text:span>, den du später auch in größeren Projekten einsetzen kannst! ?<text:line-break/>Ich zeige dir jetzt <text:span text:style-name="Strong_20_Emphasis">konkret und klar</text:span>, wie du:</text:p>
      <text:p text:style-name="Horizontal_20_Line"/>
      <text:h text:style-name="Heading_20_2" text:outline-level="2">✅ Alle <text:span text:style-name="Source_20_Text">ImageSettings</text:span>-Werte aus <text:span text:style-name="Source_20_Text">gui.py</text:span> bekommst</text:h>
      <text:p text:style-name="Text_20_body">➡️ <text:span text:style-name="Strong_20_Emphasis">ohne</text:span> <text:span text:style-name="Source_20_Text">gui.py</text:span> in <text:span text:style-name="Source_20_Text">file_converter.py</text:span> zu importieren<text:line-break/>➡️ <text:span text:style-name="Strong_20_Emphasis">und trotzdem</text:span> die gesamten Einstellungen in <text:span text:style-name="Source_20_Text">file_converter.py</text:span> nutzen kannst</text:p>
      <text:p text:style-name="Horizontal_20_Line"/>
      <text:h text:style-name="Heading_20_2" text:outline-level="2">? Grundidee (ganz einfach):</text:h>
      <text:p text:style-name="Quotations">Die <text:span text:style-name="Strong_20_Emphasis">GUI</text:span> ruft den Konverter auf und <text:span text:style-name="Strong_20_Emphasis">übergibt die fertigen Einstellungen</text:span> (<text:span text:style-name="Source_20_Text">ImageSettings</text:span>)<text:line-break/><text:span text:style-name="Source_20_Text">file_converter.py</text:span> nimmt das Objekt einfach an und arbeitet damit</text:p>
      <text:p text:style-name="Horizontal_20_Line"/>
      <text:h text:style-name="Heading_20_2" text:outline-level="2">? 1. Du brauchst die Dataclass – z. B. in <text:span text:style-name="Source_20_Text">settings.py</text:span></text:h>
      <text:p text:style-name="Preformatted_20_Text"><text:span text:style-name="Source_20_Text"># settings.py</text:span></text:p>
      <text:p text:style-name="Preformatted_20_Text"><text:span text:style-name="Source_20_Text">from dataclasses import dataclass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ImageSettings:</text:span></text:p>
      <text:p text:style-name="Preformatted_20_Text"><text:span text:style-name="Source_20_Text"><text:s text:c="4"/>format: str</text:span></text:p>
      <text:p text:style-name="Preformatted_20_Text"><text:span text:style-name="Source_20_Text"><text:s text:c="4"/>TargetFolder: str = ""</text:span></text:p>
      <text:p text:style-name="Preformatted_20_Text"><text:span text:style-name="Source_20_Text"><text:s text:c="4"/>png_compress_level: int = 0</text:span></text:p>
      <text:p text:style-name="Preformatted_20_Text"><text:span text:style-name="Source_20_Text"><text:s text:c="4"/>png_optimize: bool = False</text:span></text:p>
      <text:p text:style-name="Preformatted_20_Text"><text:span text:style-name="Source_20_Text"><text:s text:c="4"/>jpeg_progressive: bool = False</text:span></text:p>
      <text:p text:style-name="Preformatted_20_Text"><text:span text:style-name="Source_20_Text"><text:s text:c="4"/>jpeg_quality: int = 100</text:span></text:p>
      <text:p text:style-name="Preformatted_20_Text"><text:span text:style-name="Source_20_Text"><text:s text:c="4"/>tiff_compression: str = "none"</text:span></text:p>
      <text:p text:style-name="Preformatted_20_Text"><text:span text:style-name="Source_20_Text"><text:s text:c="4"/>tiff_dpi: tuple = (150, 150)</text:span></text:p>
      <text:p text:style-name="Preformatted_20_Text"><text:span text:style-name="Source_20_Text"><text:s text:c="4"/>webp_quality: int = 100</text:span></text:p>
      <text:p text:style-name="P1"><text:span text:style-name="Source_20_Text"><text:s text:c="4"/>webp_lossless: bool = False</text:span></text:p>
      <text:p text:style-name="Horizontal_20_Line"/>
      <text:h text:style-name="Heading_20_2" text:outline-level="2">? 2. In <text:span text:style-name="Source_20_Text">gui.py</text:span>: Erstelle die Instanz der Dataclass</text:h>
      <text:p text:style-name="Text_20_body">Angenommen, du hast alle Werte per <text:span text:style-name="Source_20_Text">.get()</text:span> aus der GUI, z. B.:</text:p>
      <text:p text:style-name="Preformatted_20_Text"><text:span text:style-name="Source_20_Text">settings = ImageSettings(</text:span></text:p>
      <text:p text:style-name="Preformatted_20_Text"><text:span text:style-name="Source_20_Text"><text:s text:c="4"/>format="jpeg",</text:span></text:p>
      <text:p text:style-name="Preformatted_20_Text"><text:span text:style-name="Source_20_Text"><text:s text:c="4"/>TargetFolder=self.target_folder,</text:span></text:p>
      <text:p text:style-name="Preformatted_20_Text"><text:span text:style-name="Source_20_Text"><text:s text:c="4"/>jpeg_quality=extract_int(self.jpeg_quality.get()),</text:span></text:p>
      <text:p text:style-name="Preformatted_20_Text"><text:span text:style-name="Source_20_Text"><text:s text:c="4"/>jpeg_progressive=extract_bool(self.jpeg_progressive.get())</text:span></text:p>
      <text:p text:style-name="P1"><text:span text:style-name="Source_20_Text">)</text:span></text:p>
      <text:p text:style-name="Horizontal_20_Line"/>
      <text:h text:style-name="Heading_20_2" text:outline-level="2"><text:soft-page-break/>? 3. Übergib die Einstellungen beim Start der Konvertierung</text:h>
      <text:p text:style-name="Text_20_body">In deinem Konvertier-Button-Handler oder ähnlichem:</text:p>
      <text:p text:style-name="Preformatted_20_Text"><text:span text:style-name="Source_20_Text">from file_converter import FileConverter</text:span></text:p>
      <text:p text:style-name="Preformatted_20_Text"/>
      <text:p text:style-name="Preformatted_20_Text"><text:span text:style-name="Source_20_Text">def handle_conversion(self):</text:span></text:p>
      <text:p text:style-name="Preformatted_20_Text"><text:span text:style-name="Source_20_Text"><text:s text:c="4"/>settings = self.get_values_from_options() <text:s/># aus GUI</text:span></text:p>
      <text:p text:style-name="Preformatted_20_Text"><text:span text:style-name="Source_20_Text"><text:s text:c="4"/>converter = FileConverter().ImageConverter()</text:span></text:p>
      <text:p text:style-name="P1"><text:span text:style-name="Source_20_Text"><text:s text:c="4"/>converter.convert_image(self.file, settings)</text:span></text:p>
      <text:p text:style-name="Horizontal_20_Line"/>
      <text:h text:style-name="Heading_20_2" text:outline-level="2">? 4. In <text:span text:style-name="Source_20_Text">file_converter.py</text:span>: NUR Einstellungen empfangen</text:h>
      <text:p text:style-name="Preformatted_20_Text"><text:span text:style-name="Source_20_Text"># file_converter.py</text:span></text:p>
      <text:p text:style-name="Preformatted_20_Text"><text:span text:style-name="Source_20_Text">from settings import ImageSettings</text:span></text:p>
      <text:p text:style-name="Preformatted_20_Text"/>
      <text:p text:style-name="Preformatted_20_Text"><text:span text:style-name="Source_20_Text">class FileConverter:</text:span></text:p>
      <text:p text:style-name="Preformatted_20_Text"><text:span text:style-name="Source_20_Text"><text:s text:c="4"/>class ImageConverter:</text:span></text:p>
      <text:p text:style-name="Preformatted_20_Text"><text:span text:style-name="Source_20_Text"><text:s text:c="8"/>def __init__(self):</text:span></text:p>
      <text:p text:style-name="Preformatted_20_Text"><text:span text:style-name="Source_20_Text"><text:s text:c="12"/>pass <text:s/># nichts importieren</text:span></text:p>
      <text:p text:style-name="Preformatted_20_Text"/>
      <text:p text:style-name="Preformatted_20_Text"><text:span text:style-name="Source_20_Text"><text:s text:c="8"/>def convert_image(self, file, settings: ImageSettings):</text:span></text:p>
      <text:p text:style-name="Preformatted_20_Text"><text:span text:style-name="Source_20_Text"><text:s text:c="12"/>print("Format:", settings.format)</text:span></text:p>
      <text:p text:style-name="Preformatted_20_Text"><text:span text:style-name="Source_20_Text"><text:s text:c="12"/>print("Qualität:", settings.jpeg_quality)</text:span></text:p>
      <text:p text:style-name="Preformatted_20_Text"><text:span text:style-name="Source_20_Text"><text:s text:c="12"/>print("Kompression:", settings.png_compress_level)</text:span></text:p>
      <text:p text:style-name="Preformatted_20_Text"><text:span text:style-name="Source_20_Text"><text:s text:c="12"/># alle Felder zugänglich über settings.xyz</text:span></text:p>
      <text:p text:style-name="P1"><text:span text:style-name="Source_20_Text"><text:s text:c="12"/># → Bild konvertieren, speichern, verarbeiten ...</text:span></text:p>
      <text:p text:style-name="Horizontal_20_Line"/>
      <text:h text:style-name="Heading_20_2" text:outline-level="2">✅ Das hast du jetzt erreicht: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orteil</text:p>
            </table:table-cell>
            <table:table-cell table:style-name="Tabelle1.A1" office:value-type="string">
              <text:p text:style-name="Table_20_Heading">Warum das super ist</text:p>
            </table:table-cell>
          </table:table-row>
        </table:table-header-rows>
        <table:table-row>
          <table:table-cell table:style-name="Tabelle1.A1" office:value-type="string">
            <text:p text:style-name="Table_20_Contents">Kein <text:span text:style-name="Source_20_Text">gui</text:span>-Import in <text:span text:style-name="Source_20_Text">file_converter</text:span></text:p>
          </table:table-cell>
          <table:table-cell table:style-name="Tabelle1.A1" office:value-type="string">
            <text:p text:style-name="Table_20_Contents">→ Kein Kreisimport! ?</text:p>
          </table:table-cell>
        </table:table-row>
        <table:table-row>
          <table:table-cell table:style-name="Tabelle1.A1" office:value-type="string">
            <text:p text:style-name="Table_20_Contents">Nur <text:span text:style-name="Source_20_Text">ImageSettings</text:span> übergeben</text:p>
          </table:table-cell>
          <table:table-cell table:style-name="Tabelle1.A1" office:value-type="string">
            <text:p text:style-name="Table_20_Contents">→ Klarer Datenfluss</text:p>
          </table:table-cell>
        </table:table-row>
        <table:table-row>
          <table:table-cell table:style-name="Tabelle1.A1" office:value-type="string">
            <text:p text:style-name="Table_20_Contents">Voller Zugriff auf ALLE Einstellungen</text:p>
          </table:table-cell>
          <table:table-cell table:style-name="Tabelle1.A1" office:value-type="string">
            <text:p text:style-name="Table_20_Contents">→ <text:span text:style-name="Source_20_Text">settings.xyz</text:span> in <text:span text:style-name="Source_20_Text">convert_image(...)</text:span></text:p>
          </table:table-cell>
        </table:table-row>
      </table:table>
      <text:p text:style-name="Horizontal_20_Line"/>
      <text:p text:style-name="Text_20_body">Wenn du willst, mache ich dir aus diesem Aufbau eine <text:span text:style-name="Strong_20_Emphasis">Code-Skizze + PDF mit Pfeilen</text:span>, damit du das jederzeit nachbauen kannst – sag einfach Bescheid!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3</meta:editing-cycles>
    <meta:generator>OpenOffice/4.1.11$Win32 OpenOffice.org_project/4111m1$Build-9808</meta:generator>
    <dc:date>2025-06-07T18:31:32.81</dc:date>
    <meta:document-statistic meta:table-count="1" meta:image-count="0" meta:object-count="0" meta:page-count="2" meta:paragraph-count="58" meta:word-count="309" meta:character-count="2543"/>
    <meta:user-defined meta:name="Info 1"/>
    <meta:user-defined meta:name="Info 2"/>
    <meta:user-defined meta:name="Info 3"/>
    <meta:user-defined meta:name="Info 4"/>
  </office:meta>
</office:document-meta>
</file>